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ctionInterceptor.afterNestedIntercept( AfterNestedIntercep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ActionInterceptor.preAction( ActionInterceptorContext context , Intercepto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Interceptor.SimpleActionInterceptor( SimpleActionIntercepto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Interceptor.postAction( ActionInterceptorContext context , Intercepto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Interceptor.getActionIntercepto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Interceptor.doit( ActionInterceptorContext context , Intercepto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